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e18" officeooo:paragraph-rsid="001f2e18"/>
    </style:style>
    <style:style style:name="P2" style:family="paragraph" style:parent-style-name="Standard">
      <style:text-properties officeooo:rsid="00203c0f" officeooo:paragraph-rsid="00203c0f"/>
    </style:style>
    <style:style style:name="P3" style:family="paragraph" style:parent-style-name="Standard">
      <style:text-properties officeooo:rsid="002185ae" officeooo:paragraph-rsid="002185ae"/>
    </style:style>
    <style:style style:name="P4" style:family="paragraph" style:parent-style-name="Standard">
      <style:text-properties fo:font-weight="bold" officeooo:rsid="001f2e18" officeooo:paragraph-rsid="001f2e18" style:font-weight-asian="bold" style:font-weight-complex="bold"/>
    </style:style>
    <style:style style:name="P5" style:family="paragraph" style:parent-style-name="Standard">
      <style:text-properties fo:font-weight="bold" officeooo:rsid="00203c0f" officeooo:paragraph-rsid="00203c0f" style:font-weight-asian="bold" style:font-weight-complex="bold"/>
    </style:style>
    <style:style style:name="P6" style:family="paragraph" style:parent-style-name="Standard">
      <style:text-properties fo:font-weight="bold" officeooo:rsid="002185ae" officeooo:paragraph-rsid="002185ae" style:font-weight-asian="bold" style:font-weight-complex="bold"/>
    </style:style>
    <style:style style:name="P7" style:family="paragraph" style:parent-style-name="Standard">
      <style:text-properties officeooo:rsid="00238514" officeooo:paragraph-rsid="00238514"/>
    </style:style>
    <style:style style:name="T1" style:family="text">
      <style:text-properties officeooo:rsid="00203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gorith<text:span text:style-name="T1">m</text:span> trading process:</text:p>
      <text:p text:style-name="P1"/>
      <text:p text:style-name="P1">1. Collect data</text:p>
      <text:p text:style-name="P1">2. Develop a hypothesis for a strategy</text:p>
      <text:p text:style-name="P1">3. Back-test that strategy (Check how it would have performed historically over time)</text:p>
      <text:p text:style-name="P2">4. Implement the strategy in production</text:p>
      <text:p text:style-name="P2"/>
      <text:p text:style-name="P5">3 Thing that will be different from a real Trading in production</text:p>
      <text:p text:style-name="P2"/>
      <text:p text:style-name="P2">1. We’ll be using random data (you need to pay for real API token if you want to use real data)</text:p>
      <text:p text:style-name="P2">2. We will not be executing trades </text:p>
      <text:p text:style-name="P2">3. Output of strategies will be excel documents with the trades</text:p>
      <text:p text:style-name="P2"/>
      <text:p text:style-name="P3">We are only using GET api requests.</text:p>
      <text:p text:style-name="P2">NOTE: <text:a xlink:type="simple" xlink:href="https://github.com/public-apis/public-apis" text:style-name="Internet_20_link" text:visited-style-name="Visited_20_Internet_20_Link">https://github.com/public-apis/public-apis</text:a> (public URL of apis)</text:p>
      <text:p text:style-name="P2"/>
      <text:p text:style-name="P6">Project 1: Equal-Weight S&amp;P 500 Screener</text:p>
      <text:p text:style-name="P3"/>
      <text:p text:style-name="P3">* Is based on a fund of the 500 most wealthy companies in the US.</text:p>
      <text:p text:style-name="P3"/>
      <text:p text:style-name="P7">Project 2: Value Investing Project Overview</text:p>
      <text:p text:style-name="P7"/>
      <text:p text:style-name="P7">* Price-to-earnings</text:p>
      <text:p text:style-name="P7">* Price-to-book-value</text:p>
      <text:p text:style-name="P7">* Price-to-free-cash-flow</text:p>
      <text:p text:style-name="P7"/>
      <text:p text:style-name="P7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09:23:23.904165400</meta:creation-date>
    <dc:date>2022-05-20T18:06:25.284477396</dc:date>
    <meta:editing-duration>PT4H22M8S</meta:editing-duration>
    <meta:editing-cycles>1</meta:editing-cycles>
    <meta:document-statistic meta:table-count="0" meta:image-count="0" meta:object-count="0" meta:page-count="1" meta:paragraph-count="17" meta:word-count="129" meta:character-count="777" meta:non-whitespace-character-count="664"/>
    <meta:generator>LibreOffice/7.3.3.2$Linux_X86_64 LibreOffice_project/30$Build-2</meta:generator>
  </office:meta>
</office:document-meta>
</file>